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0080" draw:fill-color="#800080" draw:textarea-horizontal-align="justify" draw:textarea-vertical-align="middle" draw:auto-grow-height="false" fo:min-height="1.183cm" fo:min-width="1.2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25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1.25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56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1.88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77bc65" draw:fill-color="#3faf46" draw:textarea-horizontal-align="justify" draw:textarea-vertical-align="middle" draw:auto-grow-height="false" fo:min-height="1.183cm" fo:min-width="1.88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886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2.52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2.20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2.52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2.204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2.204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2.204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34" style:family="graphic" style:parent-style-name="standard">
      <style:graphic-properties svg:stroke-color="#000000" draw:fill-color="#ffffff" draw:textarea-horizontal-align="justify" draw:textarea-vertical-align="top" draw:auto-grow-height="false" fo:min-height="2.607cm" fo:min-width="4.263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2a6099" draw:textarea-horizontal-align="justify" draw:textarea-vertical-align="middle" draw:auto-grow-height="false" fo:min-height="0.323cm" fo:min-width="1.343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bf00" draw:fill-color="#ffbf00" draw:textarea-horizontal-align="justify" draw:textarea-vertical-align="middle" draw:auto-grow-height="false" fo:min-height="0.323cm" fo:min-width="1.343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0.323cm" fo:min-width="1.343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800080" draw:fill-color="#800080" draw:textarea-horizontal-align="justify" draw:textarea-vertical-align="middle" draw:auto-grow-height="false" fo:min-height="0.323cm" fo:min-width="1.343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40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2pt" style:font-size-complex="12pt"/>
    </style:style>
    <style:style style:name="P2" style:family="paragraph">
      <loext:graphic-properties draw:fill-color="#800080"/>
      <style:paragraph-properties fo:text-align="center" style:writing-mode="lr-tb"/>
      <style:text-properties fo:font-size="10pt" style:font-size-asian="12pt" style:font-size-complex="12pt"/>
    </style:style>
    <style:style style:name="P3" style:family="paragraph">
      <loext:graphic-properties draw:fill-color="#2a6099"/>
      <style:paragraph-properties fo:text-align="center" style:writing-mode="lr-tb"/>
      <style:text-properties fo:font-size="10pt" style:font-size-asian="12pt" style:font-size-complex="12pt"/>
    </style:style>
    <style:style style:name="P4" style:family="paragraph">
      <loext:graphic-properties draw:fill-color="#ffbf00"/>
      <style:paragraph-properties fo:text-align="center" style:writing-mode="lr-tb"/>
      <style:text-properties fo:font-size="10pt" style:font-size-asian="12pt" style:font-size-complex="12pt"/>
    </style:style>
    <style:style style:name="P5" style:family="paragraph">
      <loext:graphic-properties draw:fill-color="#3faf46"/>
      <style:paragraph-properties fo:text-align="center" style:writing-mode="lr-tb"/>
      <style:text-properties fo:font-size="10pt" style:font-size-asian="12pt" style:font-size-complex="12pt"/>
    </style:style>
    <style:style style:name="P6" style:family="paragraph">
      <style:paragraph-properties fo:text-align="center"/>
      <style:text-properties style:font-name="Liberation Sans" fo:font-size="10pt" style:letter-kerning="true" style:font-name-asian="Noto Sans CJK SC" style:font-size-asian="12pt" style:font-name-complex="Noto Sans Devanagari" style:font-size-complex="12pt"/>
    </style:style>
    <style:style style:name="P7" style:family="paragraph">
      <loext:graphic-properties draw:fill-color="#3faf46"/>
      <style:paragraph-properties fo:text-align="center" style:writing-mode="lr-tb"/>
      <style:text-properties style:font-name="Liberation Sans" fo:font-size="10pt" style:letter-kerning="true" style:font-name-asian="Noto Sans CJK SC" style:font-size-asian="12pt" style:font-name-complex="Noto Sans Devanagari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3faf46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style:font-name="Liberation Sans" fo:font-size="10pt" style:letter-kerning="true" style:font-name-asian="Noto Sans CJK SC" style:font-size-asian="12pt" style:font-name-complex="Noto Sans Devanagari" style:font-size-complex="12pt"/>
    </style:style>
    <style:style style:name="T3" style:family="text">
      <style:text-properties style:font-name="Liberation Sans" fo:font-size="12pt" style:letter-kerning="true" style:font-name-asian="Noto Sans CJK SC" style:font-size-asian="12pt" style:font-name-complex="Noto Sans Devanagari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587cm" svg:x="1.317cm" svg:y="5.445cm">
          <text:p text:style-name="P1"><text:span text:style-name="T1">Input </text:span><text:span text:style-name="T1">LiDAR </text:span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1.905cm" svg:height="1.587cm" svg:x="7.35cm" svg:y="5.422cm">
          <text:p text:style-name="P1"><text:span text:style-name="T1">Clean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1.905cm" svg:height="1.587cm" svg:x="4.492cm" svg:y="5.422cm">
          <text:p text:style-name="P1"><text:span text:style-name="T1">Clean inpu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1.905cm" svg:height="1.587cm" svg:x="10.207cm" svg:y="5.422cm">
          <text:p text:style-name="P1"><text:span text:style-name="T1">Retil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222cm" svg:height="1.587cm" svg:x="13.065cm" svg:y="5.422cm">
          <text:p text:style-name="P1"><text:span text:style-name="T1">Retil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2.54cm" svg:height="1.587cm" svg:x="16.557cm" svg:y="5.422cm">
          <text:p text:style-name="P1"><text:span text:style-name="T1">Extract data C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2.54cm" svg:height="1.587cm" svg:x="12.892cm" svg:y="3.223cm">
          <text:p text:style-name="P1"><text:span text:style-name="T1">Generate supplied D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2.539cm" svg:height="1.587cm" svg:x="9.89cm" svg:y="3.222cm">
          <text:p text:style-name="P1"><text:span text:style-name="T1">Supplied D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2.222cm" svg:height="1.587cm" svg:x="16.725cm" svg:y="3.222cm">
          <text:p text:style-name="P1"><text:span text:style-name="T1">Data C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2.222cm" svg:height="1.587cm" svg:x="19.733cm" svg:y="5.423cm">
          <text:p text:style-name="P1"><text:span text:style-name="T1">Clean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1" draw:id="id11" draw:layer="layout" svg:width="2.54cm" svg:height="1.587cm" svg:x="22.59cm" svg:y="5.422cm">
          <text:p text:style-name="P1"><text:span text:style-name="T1">Filter no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2" draw:id="id12" draw:layer="layout" svg:width="2.54cm" svg:height="1.587cm" svg:x="25.765cm" svg:y="5.423cm">
          <text:p text:style-name="P1"><text:span text:style-name="T1">Denois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3" draw:id="id13" draw:layer="layout" svg:width="2.54cm" svg:height="1.587cm" svg:x="25.765cm" svg:y="7.645cm">
          <text:p text:style-name="P1"><text:span text:style-name="T1">Classify 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175cm" svg:height="1.587cm" svg:x="21.637cm" svg:y="7.645cm">
          <text:p text:style-name="P1"><text:span text:style-name="T1">Reclassifi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5" draw:id="id15" draw:layer="layout" svg:width="2.857cm" svg:height="1.587cm" svg:x="17.51cm" svg:y="7.645cm">
          <text:p text:style-name="P1"><text:span text:style-name="T1">Crop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6" draw:id="id16" draw:layer="layout" svg:width="3.175cm" svg:height="1.587cm" svg:x="12.747cm" svg:y="7.645cm">
          <text:p text:style-name="P1"><text:span text:style-name="T1">Cropp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5" draw:id="id25" draw:layer="layout" svg:width="2.857cm" svg:height="1.587cm" svg:x="4.354cm" svg:y="9.972cm">
          <text:p text:style-name="P1"><text:span text:style-name="T1">Generate DT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7" draw:id="id27" draw:layer="layout" svg:width="3.175cm" svg:height="1.587cm" svg:x="4.81cm" svg:y="12.43cm">
          <text:p text:style-name="P1"><text:span text:style-name="T1">DTM t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8" draw:id="id28" draw:layer="layout" svg:width="3.175cm" svg:height="1.587cm" svg:x="8.302cm" svg:y="12.43cm">
          <text:p text:style-name="P1"><text:span text:style-name="T1">DTM 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7" draw:id="id17" draw:layer="layout" svg:width="3.175cm" svg:height="1.587cm" svg:x="12.747cm" svg:y="9.89cm">
          <text:p text:style-name="P1"><text:span text:style-name="T1">Generate D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2" draw:id="id22" draw:layer="layout" svg:width="3.175cm" svg:height="1.587cm" svg:x="11.795cm" svg:y="12.43cm">
          <text:p text:style-name="P1"><text:span text:style-name="T1">DSM t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4" draw:id="id24" draw:layer="layout" svg:width="3.175cm" svg:height="1.587cm" svg:x="15.287cm" svg:y="12.43cm">
          <text:p text:style-name="P1"><text:span text:style-name="T1">DSM 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3" draw:id="id23" draw:layer="layout" svg:width="3.175cm" svg:height="1.587cm" svg:x="18.78cm" svg:y="12.43cm">
          <text:p text:style-name="P1"><text:span text:style-name="T1">DSM lspikef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8" draw:id="id18" draw:layer="layout" svg:width="2.857cm" svg:height="1.587cm" svg:x="22.273cm" svg:y="9.89cm">
          <text:p text:style-name="P1"><text:span text:style-name="T1">Analyze pulse dens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0" draw:id="id20" draw:layer="layout" svg:width="2.857cm" svg:height="1.587cm" svg:x="25.448cm" svg:y="9.867cm">
          <text:p text:style-name="P1"><text:span text:style-name="T1">Analyze scan 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9" draw:id="id19" draw:layer="layout" svg:width="2.858cm" svg:height="1.587cm" svg:x="22.272cm" svg:y="12.43cm">
          <text:p text:style-name="P6"><text:span text:style-name="T2">Pulse density r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21" draw:id="id21" draw:layer="layout" svg:width="2.858cm" svg:height="1.587cm" svg:x="25.447cm" svg:y="12.408cm">
          <text:p text:style-name="P6"><text:span text:style-name="T2">Scan angle r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9" draw:id="id29" draw:layer="layout" svg:width="2.857cm" svg:height="1.587cm" svg:x="9.572cm" svg:y="14.948cm">
          <text:p text:style-name="P1"><text:span text:style-name="T1">Generate C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32" draw:id="id32" draw:layer="layout" svg:width="3.175cm" svg:height="1.587cm" svg:x="6.08cm" svg:y="17.51cm">
          <text:p text:style-name="P6"><text:span text:style-name="T2">CHM t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31" draw:id="id31" draw:layer="layout" svg:width="2.858cm" svg:height="1.587cm" svg:x="9.572cm" svg:y="17.51cm">
          <text:p text:style-name="P6"><text:span text:style-name="T2">CHM 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30" draw:id="id30" draw:layer="layout" svg:width="3.175cm" svg:height="1.587cm" svg:x="12.747cm" svg:y="17.51cm">
          <text:p text:style-name="P6"><text:span text:style-name="T2">CHM lspikef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26" draw:id="id26" draw:layer="layout" svg:width="3.175cm" svg:height="1.587cm" svg:x="1.317cm" svg:y="12.43cm">
          <text:p text:style-name="P8"><text:span text:style-name="T3">D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line" svg:x1="3.222cm" svg:y1="6.238cm" svg:x2="4.492cm" svg:y2="6.215cm" draw:start-shape="id1" draw:start-glue-point="1" draw:end-shape="id2" draw:end-glue-point="3" svg:d="M3222 6238l1270-23" svg:viewBox="0 0 1271 24">
          <text:p/>
        </draw:connector>
        <draw:connector draw:style-name="gr17" draw:text-style-name="P10" draw:layer="layout" draw:type="line" svg:x1="6.397cm" svg:y1="6.215cm" svg:x2="7.35cm" svg:y2="6.215cm" draw:start-shape="id2" draw:start-glue-point="1" draw:end-shape="id3" draw:end-glue-point="3" svg:d="M6397 6215h953" svg:viewBox="0 0 954 1">
          <text:p/>
        </draw:connector>
        <draw:connector draw:style-name="gr18" draw:text-style-name="P10" draw:layer="layout" draw:type="line" svg:x1="9.255cm" svg:y1="6.215cm" svg:x2="10.207cm" svg:y2="6.215cm" draw:start-shape="id3" draw:start-glue-point="1" draw:end-shape="id4" draw:end-glue-point="3" svg:d="M9255 6215h952" svg:viewBox="0 0 953 1">
          <text:p/>
        </draw:connector>
        <draw:connector draw:style-name="gr19" draw:text-style-name="P10" draw:layer="layout" draw:type="line" svg:x1="12.112cm" svg:y1="6.215cm" svg:x2="13.065cm" svg:y2="6.215cm" draw:start-shape="id4" draw:start-glue-point="1" draw:end-shape="id5" draw:end-glue-point="3" svg:d="M12112 6215h953" svg:viewBox="0 0 954 1">
          <text:p/>
        </draw:connector>
        <draw:connector draw:style-name="gr20" draw:text-style-name="P10" draw:layer="layout" draw:type="line" svg:x1="14.176cm" svg:y1="5.422cm" svg:x2="14.162cm" svg:y2="4.81cm" draw:start-shape="id5" draw:start-glue-point="0" draw:end-shape="id6" svg:d="M14176 5422l-14-612" svg:viewBox="0 0 15 613">
          <text:p/>
        </draw:connector>
        <draw:connector draw:style-name="gr21" draw:text-style-name="P10" draw:layer="layout" draw:type="line" svg:x1="12.892cm" svg:y1="4.016cm" svg:x2="12.429cm" svg:y2="4.015cm" draw:start-shape="id6" draw:start-glue-point="3" draw:end-shape="id7" draw:end-glue-point="1" svg:d="M12892 4016l-463-1" svg:viewBox="0 0 464 2">
          <text:p/>
        </draw:connector>
        <draw:connector draw:style-name="gr22" draw:text-style-name="P10" draw:layer="layout" draw:type="line" svg:x1="15.287cm" svg:y1="6.215cm" svg:x2="16.557cm" svg:y2="6.215cm" draw:start-shape="id5" draw:start-glue-point="1" draw:end-shape="id8" draw:end-glue-point="3" svg:d="M15287 6215h1270" svg:viewBox="0 0 1271 1">
          <text:p/>
        </draw:connector>
        <draw:connector draw:style-name="gr23" draw:text-style-name="P10" draw:layer="layout" draw:type="line" svg:x1="17.827cm" svg:y1="5.422cm" svg:x2="17.836cm" svg:y2="4.809cm" draw:start-shape="id8" draw:start-glue-point="0" draw:end-shape="id9" svg:d="M17827 5422l9-613" svg:viewBox="0 0 10 614">
          <text:p/>
        </draw:connector>
        <draw:connector draw:style-name="gr24" draw:text-style-name="P10" draw:layer="layout" draw:type="line" svg:x1="19.097cm" svg:y1="6.215cm" svg:x2="19.733cm" svg:y2="6.216cm" draw:start-shape="id8" draw:start-glue-point="1" draw:end-shape="id10" draw:end-glue-point="3" svg:d="M19097 6215l636 1" svg:viewBox="0 0 637 2">
          <text:p/>
        </draw:connector>
        <draw:connector draw:style-name="gr25" draw:text-style-name="P10" draw:layer="layout" draw:type="line" svg:x1="21.955cm" svg:y1="6.216cm" svg:x2="22.59cm" svg:y2="6.215cm" draw:start-shape="id10" draw:start-glue-point="1" draw:end-shape="id11" draw:end-glue-point="3" svg:d="M21955 6216l635-1" svg:viewBox="0 0 636 2">
          <text:p/>
        </draw:connector>
        <draw:connector draw:style-name="gr26" draw:text-style-name="P10" draw:layer="layout" draw:type="line" svg:x1="25.13cm" svg:y1="6.215cm" svg:x2="25.765cm" svg:y2="6.216cm" draw:start-shape="id11" draw:start-glue-point="1" draw:end-shape="id12" draw:end-glue-point="3" svg:d="M25130 6215l635 1" svg:viewBox="0 0 636 2">
          <text:p/>
        </draw:connector>
        <draw:connector draw:style-name="gr27" draw:text-style-name="P10" draw:layer="layout" draw:type="line" svg:x1="27.035cm" svg:y1="7.01cm" svg:x2="27.035cm" svg:y2="7.645cm" draw:start-shape="id12" draw:start-glue-point="2" draw:end-shape="id13" draw:end-glue-point="0" svg:d="M27035 7010v635" svg:viewBox="0 0 1 636">
          <text:p/>
        </draw:connector>
        <draw:connector draw:style-name="gr28" draw:text-style-name="P10" draw:layer="layout" draw:type="line" svg:x1="25.765cm" svg:y1="8.438cm" svg:x2="24.812cm" svg:y2="8.438cm" draw:start-shape="id13" draw:start-glue-point="3" draw:end-shape="id14" draw:end-glue-point="1" svg:d="M25765 8438h-953" svg:viewBox="0 0 954 1">
          <text:p/>
        </draw:connector>
        <draw:connector draw:style-name="gr29" draw:text-style-name="P10" draw:layer="layout" draw:type="line" svg:x1="21.637cm" svg:y1="8.438cm" svg:x2="20.367cm" svg:y2="8.438cm" draw:start-shape="id14" draw:start-glue-point="3" draw:end-shape="id15" draw:end-glue-point="1" svg:d="M21637 8438h-1270" svg:viewBox="0 0 1271 1">
          <text:p/>
        </draw:connector>
        <draw:connector draw:style-name="gr30" draw:text-style-name="P10" draw:layer="layout" draw:type="line" svg:x1="17.51cm" svg:y1="8.438cm" svg:x2="15.922cm" svg:y2="8.438cm" draw:start-shape="id15" draw:start-glue-point="3" draw:end-shape="id16" draw:end-glue-point="1" svg:d="M17510 8438h-1588" svg:viewBox="0 0 1589 1">
          <text:p/>
        </draw:connector>
        <draw:connector draw:style-name="gr31" draw:text-style-name="P10" draw:layer="layout" draw:type="line" svg:x1="14.334cm" svg:y1="9.232cm" svg:x2="14.334cm" svg:y2="9.89cm" draw:start-shape="id16" draw:start-glue-point="2" draw:end-shape="id17" draw:end-glue-point="0" svg:d="M14334 9232v658" svg:viewBox="0 0 1 659">
          <text:p/>
        </draw:connector>
        <draw:connector draw:style-name="gr32" draw:text-style-name="P10" draw:layer="layout" draw:type="line" svg:x1="23.701cm" svg:y1="11.477cm" svg:x2="23.701cm" svg:y2="12.43cm" draw:start-shape="id18" draw:start-glue-point="2" draw:end-shape="id19" draw:end-glue-point="0" svg:d="M23701 11477v953" svg:viewBox="0 0 1 954">
          <text:p/>
        </draw:connector>
        <draw:connector draw:style-name="gr33" draw:text-style-name="P10" draw:layer="layout" draw:type="line" svg:x1="26.876cm" svg:y1="11.454cm" svg:x2="26.876cm" svg:y2="12.408cm" draw:start-shape="id20" draw:start-glue-point="2" draw:end-shape="id21" draw:end-glue-point="0" svg:d="M26876 11454v954" svg:viewBox="0 0 1 955">
          <text:p/>
        </draw:connector>
        <draw:custom-shape draw:style-name="gr34" draw:text-style-name="P12" draw:layer="layout" svg:width="4.763cm" svg:height="2.857cm" svg:x="22.272cm" svg:y="14.97cm">
          <text:p text:style-name="P11"><text:span text:style-name="T4">Legend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905cm" svg:height="0.635cm" svg:x="24.812cm" svg:y="15.922cm"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1.905cm" svg:height="0.635cm" svg:x="24.812cm" svg:y="16.875cm">
          <text:p text:style-name="P1"><text:span text:style-name="T1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1.905cm" svg:height="0.635cm" svg:x="22.59cm" svg:y="16.875cm">
          <text:p text:style-name="P6"><text:span text:style-name="T2">Prod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1.905cm" svg:height="0.635cm" svg:x="22.589cm" svg:y="15.899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4" draw:layer="layout" svg:width="16.828cm" svg:height="1.588cm" svg:x="6.436cm" svg:y="1.317cm">
          <draw:text-box>
            <text:p text:style-name="P13"><text:span text:style-name="T5">GCA pipeline workflow</text:span></text:p>
          </draw:text-box>
        </draw:frame>
        <draw:connector draw:style-name="gr40" draw:text-style-name="P10" draw:layer="layout" draw:line-skew="-0.029cm" svg:x1="14.334cm" svg:y1="11.477cm" svg:x2="13.382cm" svg:y2="12.43cm" draw:start-shape="id17" draw:start-glue-point="2" draw:end-shape="id22" draw:end-glue-point="0" svg:d="M14334 11477v447h-952v506" svg:viewBox="0 0 953 954">
          <text:p/>
        </draw:connector>
        <draw:connector draw:style-name="gr41" draw:text-style-name="P10" draw:layer="layout" draw:line-skew="-0.059cm 3.016cm 0.184cm" svg:x1="14.334cm" svg:y1="11.477cm" svg:x2="20.367cm" svg:y2="12.43cm" draw:start-shape="id17" draw:start-glue-point="2" draw:end-shape="id23" draw:end-glue-point="0" svg:d="M14334 11477v442h6033v193 318" svg:viewBox="0 0 6034 954">
          <text:p/>
        </draw:connector>
        <draw:connector draw:style-name="gr42" draw:text-style-name="P10" draw:layer="layout" draw:line-skew="-0.057cm 4.629cm 2.659cm" svg:x1="14.334cm" svg:y1="11.477cm" svg:x2="16.874cm" svg:y2="12.43cm" draw:start-shape="id17" draw:start-glue-point="2" draw:end-shape="id24" draw:end-glue-point="0" svg:d="M14334 11477v444h2540v126 383" svg:viewBox="0 0 2541 954">
          <text:p/>
        </draw:connector>
        <draw:connector draw:style-name="gr43" draw:text-style-name="P10" draw:layer="layout" draw:line-skew="-0.033cm -1.941cm 2.56cm" svg:x1="5.782cm" svg:y1="11.559cm" svg:x2="2.904cm" svg:y2="12.43cm" draw:start-shape="id25" draw:start-glue-point="2" draw:end-shape="id26" draw:end-glue-point="0" svg:d="M5782 11559v468h-11v3h-2867v400" svg:viewBox="0 0 2879 872">
          <text:p/>
        </draw:connector>
        <draw:connector draw:style-name="gr44" draw:text-style-name="P10" draw:layer="layout" draw:line-skew="0.031cm" svg:x1="5.782cm" svg:y1="11.559cm" svg:x2="6.397cm" svg:y2="12.43cm" draw:start-shape="id25" draw:start-glue-point="2" draw:end-shape="id27" draw:end-glue-point="0" svg:d="M5782 11559v466h615v405" svg:viewBox="0 0 616 872">
          <text:p/>
        </draw:connector>
        <draw:connector draw:style-name="gr45" draw:text-style-name="P10" draw:layer="layout" draw:line-skew="-0.026cm -1.974cm 0.098cm" svg:x1="5.782cm" svg:y1="11.559cm" svg:x2="9.889cm" svg:y2="12.43cm" draw:start-shape="id25" draw:start-glue-point="2" draw:end-shape="id28" draw:end-glue-point="0" svg:d="M5782 11559v475-8h4107v404" svg:viewBox="0 0 4108 872">
          <text:p/>
        </draw:connector>
        <draw:connector draw:style-name="gr46" draw:text-style-name="P10" draw:layer="layout" draw:line-skew="-0.159cm 1.931cm 2.429cm" svg:x1="11cm" svg:y1="16.535cm" svg:x2="14.334cm" svg:y2="17.51cm" draw:start-shape="id29" draw:start-glue-point="2" draw:end-shape="id30" draw:end-glue-point="0" svg:d="M11000 16535v342h1v-2h3333v635" svg:viewBox="0 0 3335 976">
          <text:p/>
        </draw:connector>
        <draw:connector draw:style-name="gr47" draw:text-style-name="P10" draw:layer="layout" svg:x1="11cm" svg:y1="16.535cm" svg:x2="11.001cm" svg:y2="17.51cm" draw:start-shape="id29" draw:start-glue-point="2" draw:end-shape="id31" draw:end-glue-point="0" svg:d="M11000 16535v487h1v488" svg:viewBox="0 0 2 976">
          <text:p/>
        </draw:connector>
        <draw:connector draw:style-name="gr48" draw:text-style-name="P10" draw:layer="layout" draw:line-skew="-0.16cm -2.088cm 2.428cm" svg:x1="11cm" svg:y1="16.535cm" svg:x2="7.667cm" svg:y2="17.51cm" draw:start-shape="id29" draw:start-glue-point="2" draw:end-shape="id32" draw:end-glue-point="0" svg:d="M11000 16535v341h-158v-2h-3175v636" svg:viewBox="0 0 3334 976">
          <text:p/>
        </draw:connector>
        <draw:connector draw:style-name="gr49" draw:text-style-name="P10" draw:layer="layout" draw:line-skew="-0.062cm" svg:x1="2.904cm" svg:y1="14.017cm" svg:x2="11cm" svg:y2="14.948cm" draw:start-shape="id26" draw:start-glue-point="2" draw:end-shape="id29" draw:end-glue-point="0" svg:d="M2904 14017v439h4128v-10h3968v502" svg:viewBox="0 0 8097 932">
          <text:p/>
        </draw:connector>
        <draw:connector draw:style-name="gr50" draw:text-style-name="P10" draw:layer="layout" draw:line-skew="-2.59cm" svg:x1="13.382cm" svg:y1="14.017cm" svg:x2="11cm" svg:y2="14.948cm" draw:start-shape="id22" draw:start-glue-point="2" draw:end-shape="id29" draw:end-glue-point="0" svg:d="M13382 14017v429h-4312 1930v502" svg:viewBox="0 0 4313 932">
          <text:p/>
        </draw:connector>
        <draw:connector draw:style-name="gr51" draw:text-style-name="P10" draw:layer="layout" draw:line-skew="-0.071cm" svg:x1="16.874cm" svg:y1="14.017cm" svg:x2="11cm" svg:y2="14.948cm" draw:start-shape="id24" draw:start-glue-point="2" draw:end-shape="id29" draw:end-glue-point="0" svg:d="M16874 14017v430h-3016v-1h-2858v502" svg:viewBox="0 0 5875 932">
          <text:p/>
        </draw:connector>
        <draw:connector draw:style-name="gr52" draw:text-style-name="P10" draw:layer="layout" draw:line-skew="-0.072cm" svg:x1="20.367cm" svg:y1="14.017cm" svg:x2="11cm" svg:y2="14.948cm" draw:start-shape="id23" draw:start-glue-point="2" draw:end-shape="id29" draw:end-glue-point="0" svg:d="M20367 14017v429h-4763-4604v502" svg:viewBox="0 0 9368 932">
          <text:p/>
        </draw:connector>
        <draw:connector draw:style-name="gr53" draw:text-style-name="P10" draw:layer="layout" draw:line-skew="-0.264cm" svg:x1="14.334cm" svg:y1="9.232cm" svg:x2="5.782cm" svg:y2="9.972cm" draw:start-shape="id16" draw:start-glue-point="2" draw:end-shape="id25" draw:end-glue-point="0" svg:d="M14334 9232v237h-4355v1h-4197v502" svg:viewBox="0 0 8553 741">
          <text:p/>
        </draw:connector>
        <draw:connector draw:style-name="gr54" draw:text-style-name="P10" draw:layer="layout" draw:line-skew="-0.261cm 0cm 0.083cm" svg:x1="14.334cm" svg:y1="9.232cm" svg:x2="23.701cm" svg:y2="9.89cm" draw:start-shape="id16" draw:start-glue-point="2" draw:end-shape="id18" draw:end-glue-point="0" svg:d="M14334 9232v240h4763v-1h4604v419" svg:viewBox="0 0 9368 659">
          <text:p/>
        </draw:connector>
        <draw:connector draw:style-name="gr55" draw:text-style-name="P10" draw:layer="layout" draw:line-skew="-0.262cm 0cm 0.107cm" svg:x1="14.334cm" svg:y1="9.232cm" svg:x2="26.876cm" svg:y2="9.867cm" draw:start-shape="id16" draw:start-glue-point="2" draw:end-shape="id20" draw:end-glue-point="0" svg:d="M14334 9232v239h6351v1h6191v395" svg:viewBox="0 0 12543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8:25:25.521427642</meta:creation-date>
    <dc:date>2025-04-30T18:20:29.809163469</dc:date>
    <meta:editing-duration>PT43M12S</meta:editing-duration>
    <meta:editing-cycles>13</meta:editing-cycles>
    <meta:generator>LibreOffice/24.2.7.2$Linux_X86_64 LibreOffice_project/420$Build-2</meta:generator>
    <meta:print-date>2025-04-29T15:31:12.124530790</meta:print-date>
    <meta:printed-by>PDF files</meta:printed-by>
    <meta:document-statistic meta:object-count="72"/>
  </office:meta>
</office:document-meta>
</file>